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1" svg:font-family="essiah" style:font-family-generic="system" style:font-pitch="variable"/>
  </office:font-face-decls>
  <office:automatic-styles>
    <style:style style:name="Table4" style:family="table">
      <style:table-properties style:width="4.787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236in"/>
    </style:style>
    <style:style style:name="Table4.D" style:family="table-column">
      <style:table-column-properties style:column-width="1.416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2833in" table:align="left" style:writing-mode="lr-tb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056in"/>
    </style:style>
    <style:style style:name="Table1.C" style:family="table-column">
      <style:table-column-properties style:column-width="1.44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5514in" table:align="left" style:writing-mode="lr-tb"/>
    </style:style>
    <style:style style:name="Table2.A" style:family="table-column">
      <style:table-column-properties style:column-width="0.8in"/>
    </style:style>
    <style:style style:name="Table2.B" style:family="table-column">
      <style:table-column-properties style:column-width="0.784in"/>
    </style:style>
    <style:style style:name="Table2.F" style:family="table-column">
      <style:table-column-properties style:column-width="0.7674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2.G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3" style:family="paragraph" style:parent-style-name="normal">
      <style:text-properties style:font-name="Bodoni 72" fo:font-size="12pt" style:font-size-asian="12pt" style:font-size-complex="12pt"/>
    </style:style>
    <style:style style:name="P4" style:family="paragraph" style:parent-style-name="normal">
      <style:text-properties style:font-name="Bodoni 72" style:text-underline-style="none"/>
    </style:style>
    <style:style style:name="P5" style:family="paragraph" style:parent-style-name="normal">
      <style:text-properties style:font-name="Bodoni 72" fo:font-size="14pt" style:text-underline-style="none" style:font-size-asian="14pt" style:font-size-complex="14pt"/>
    </style:style>
    <style:style style:name="P6" style:family="paragraph" style:parent-style-name="normal">
      <style:text-properties style:font-name="Bodoni 72" fo:font-size="14pt" style:text-underline-style="none" style:font-name-asian="essiah1" style:font-size-asian="14pt" style:font-name-complex="essiah1" style:font-size-complex="14pt"/>
    </style:style>
    <style:style style:name="P7" style:family="paragraph" style:parent-style-name="normal">
      <style:text-properties style:font-name="Bodoni 72" fo:font-size="14pt" style:text-underline-style="none" style:font-name-asian="Verdana1" style:font-size-asian="14pt" style:font-name-complex="Verdana1" style:font-size-complex="14pt"/>
    </style:style>
    <style:style style:name="P8" style:family="paragraph" style:parent-style-name="normal">
      <style:text-properties style:font-name="Bodoni 72" fo:font-size="14pt" style:text-underline-style="none" style:font-name-asian="eXsE1" style:font-size-asian="14pt" style:font-name-complex="eXsE1" style:font-size-complex="14pt"/>
    </style:style>
    <style:style style:name="P9" style:family="paragraph" style:parent-style-name="normal">
      <style:text-properties style:font-name="Bodoni 72" fo:font-size="14pt" style:font-size-asian="14pt" style:font-size-complex="14pt"/>
    </style:style>
    <style:style style:name="P10" style:family="paragraph" style:parent-style-name="normal">
      <style:text-properties style:font-name="Bodoni 72" fo:font-size="14pt" style:font-name-asian="essiah1" style:font-size-asian="14pt" style:font-name-complex="essiah1" style:font-size-complex="14pt"/>
    </style:style>
    <style:style style:name="P11" style:family="paragraph" style:parent-style-name="normal">
      <style:text-properties style:font-name="Bodoni 72" fo:font-size="14pt" style:font-name-asian="Verdana1" style:font-size-asian="14pt" style:font-name-complex="Verdana1" style:font-size-complex="14pt"/>
    </style:style>
    <style:style style:name="P12" style:family="paragraph" style:parent-style-name="normal">
      <style:text-properties fo:font-size="14pt" style:font-size-asian="14pt" style:font-size-complex="14pt"/>
    </style:style>
    <style:style style:name="P13" style:family="paragraph" style:parent-style-name="normal">
      <style:text-properties style:font-name="Essiah" fo:font-size="14pt" style:font-size-asian="14pt" style:font-size-complex="14pt"/>
    </style:style>
    <style:style style:name="P14" style:family="paragraph" style:parent-style-name="normal">
      <style:paragraph-properties fo:text-align="center" style:justify-single-word="false"/>
      <style:text-properties style:font-name="PT Mono"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normal">
      <style:paragraph-properties fo:text-align="center" style:justify-single-word="false"/>
      <style:text-properties style:font-name="PT Mono" fo:font-size="14pt" style:text-underline-style="none" style:font-size-asian="14pt" style:font-size-complex="14pt"/>
    </style:style>
    <style:style style:name="P16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1" style:font-size-asian="16pt" style:font-weight-asian="bold" style:font-name-complex="essiah1" style:font-size-complex="16pt" style:font-weight-complex="bold"/>
    </style:style>
    <style:style style:name="P17" style:family="paragraph" style:parent-style-name="normal">
      <style:text-properties fo:color="#000000" style:font-name="essEa" fo:font-size="14pt" style:text-underline-style="none" style:font-name-asian="essiah1" style:font-size-asian="14pt" style:font-name-complex="essiah1" style:font-size-complex="14pt"/>
    </style:style>
    <style:style style:name="P18" style:family="paragraph" style:parent-style-name="normal">
      <style:text-properties style:font-name="essEa" fo:font-size="14pt" style:text-underline-style="none" style:font-size-asian="14pt" style:font-size-complex="14pt"/>
    </style:style>
    <style:style style:name="P19" style:family="paragraph" style:parent-style-name="normal">
      <style:text-properties style:font-name="essEa" fo:font-size="14pt" style:text-underline-style="none" style:font-name-asian="essiah1" style:font-size-asian="14pt" style:font-name-complex="essiah1" style:font-size-complex="14pt"/>
    </style:style>
    <style:style style:name="P20" style:family="paragraph" style:parent-style-name="normal">
      <style:text-properties style:font-name="essEa" fo:font-size="14pt" style:font-name-asian="essiah1" style:font-size-asian="14pt" style:font-name-complex="essiah1" style:font-size-complex="14pt"/>
    </style:style>
    <style:style style:name="P21" style:family="paragraph" style:parent-style-name="normal">
      <style:text-properties style:font-name="essEa" fo:font-size="14pt" style:font-size-asian="14pt" style:font-size-complex="14pt"/>
    </style:style>
    <style:style style:name="P22" style:family="paragraph" style:parent-style-name="normal">
      <style:paragraph-properties fo:text-align="center" style:justify-single-word="false" fo:orphans="0" fo:widows="0" style:vertical-align="middle"/>
      <style:text-properties style:font-name="essEa" fo:font-size="14pt" style:font-size-asian="14pt" style:font-size-complex="14pt"/>
    </style:style>
    <style:style style:name="P23" style:family="paragraph" style:parent-style-name="normal">
      <style:text-properties style:font-name="essEa" style:text-underline-style="none"/>
    </style:style>
    <style:style style:name="P24" style:family="paragraph" style:parent-style-name="normal">
      <style:paragraph-properties fo:text-align="center" style:justify-single-word="false"/>
      <style:text-properties style:font-name="essEa"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/>
      <style:text-properties style:font-name="essEa" fo:font-size="12pt" style:text-underline-style="none" style:font-size-asian="12pt" style:font-size-complex="12pt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4pt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/>
    </style:style>
    <style:style style:name="P30" style:family="paragraph" style:parent-style-name="Standard">
      <style:paragraph-properties fo:text-align="start" style:justify-single-word="false" style:writing-mode="lr-tb"/>
      <style:text-properties style:use-window-font-color="true" style:font-name="essEa" fo:font-size="14pt" style:text-underline-style="none" fo:font-weight="normal" style:letter-kerning="true" style:font-name-asian="Droid Sans Fallback" style:font-size-asian="14pt" style:language-asian="zh" style:country-asian="CN" style:font-weight-asian="normal" style:font-name-complex="Droid Sans Devanagari" style:font-size-complex="14pt" style:language-complex="hi" style:country-complex="IN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Ea" fo:font-size="14pt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Bodoni 72" fo:font-size="14pt" style:font-size-asian="14pt" style:font-size-complex="14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Bodoni 72" fo:font-size="14pt" style:text-underline-style="none" style:font-size-asian="14pt" style:font-size-complex="14pt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Bodoni 72"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4pt" style:text-underline-style="none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essEa" fo:font-size="14pt" style:text-underline-style="none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essEa" fo:font-size="14pt" style:font-size-asian="14pt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41" style:family="paragraph" style:parent-style-name="Heading_20_1">
      <style:text-properties style:font-name="Bodoni 72"/>
    </style:style>
    <style:style style:name="P42" style:family="paragraph" style:parent-style-name="Heading_20_1">
      <style:text-properties style:font-name="Bodoni 72" style:text-underline-style="none"/>
    </style:style>
    <style:style style:name="P4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1" style:font-size-asian="24pt" style:font-weight-asian="bold" style:font-name-complex="essiah1" style:font-size-complex="24pt" style:font-weight-complex="bold"/>
    </style:style>
    <style:style style:name="P44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1" style:font-weight-asian="bold" style:font-name-complex="essiah1" style:font-weight-complex="bold"/>
    </style:style>
    <style:style style:name="P4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4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Verdana1" style:font-size-asian="14pt" style:font-style-asian="normal" style:font-weight-asian="normal" style:font-name-complex="Verdana1" style:font-size-complex="14pt"/>
    </style:style>
    <style:style style:name="P4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4pt" fo:font-style="normal" style:text-underline-style="none" fo:font-weight="normal" fo:background-color="transparent" style:font-name-asian="eXsE1" style:font-size-asian="14pt" style:font-style-asian="normal" style:font-weight-asian="normal" style:font-name-complex="eXsE1" style:font-size-complex="14pt"/>
    </style:style>
    <style:style style:name="P4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bold" fo:background-color="transparent" style:font-name-asian="Verdana1" style:font-size-asian="14pt" style:font-style-asian="normal" style:font-weight-asian="bold" style:font-name-complex="Verdana1" style:font-size-complex="14pt" style:font-style-complex="normal" style:font-weight-complex="bold"/>
    </style:style>
    <style:style style:name="P49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1" style:font-size-asian="14pt" style:font-style-asian="normal" style:font-weight-asian="normal" style:font-name-complex="essiah1" style:font-size-complex="14pt"/>
    </style:style>
    <style:style style:name="P50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Ea" fo:font-size="14pt" fo:font-style="normal" style:text-underline-style="none" fo:font-weight="normal" fo:background-color="transparent" style:font-name-asian="essiah1" style:font-size-asian="14pt" style:font-style-asian="normal" style:font-weight-asian="normal" style:font-name-complex="essiah1" style:font-size-complex="14pt"/>
    </style:style>
    <style:style style:name="P51" style:family="paragraph" style:parent-style-name="Heading_20_2">
      <style:text-properties style:font-name="Bodoni 72"/>
    </style:style>
    <style:style style:name="P52" style:family="paragraph" style:parent-style-name="Heading_20_2">
      <style:text-properties style:font-name="Bodoni 72" fo:font-size="14pt" style:font-name-asian="Verdana1" style:font-size-asian="14pt" style:font-name-complex="Verdana1" style:font-size-complex="14pt"/>
    </style:style>
    <style:style style:name="P53" style:family="paragraph" style:parent-style-name="Heading_20_2">
      <style:text-properties style:font-name="Bodoni 72" fo:font-size="14pt" style:font-size-asian="14pt" style:font-size-complex="14pt"/>
    </style:style>
    <style:style style:name="P54" style:family="paragraph" style:parent-style-name="Heading_20_2">
      <style:text-properties style:font-name="Bodoni 72" fo:font-size="14pt" style:text-underline-style="none" style:font-name-asian="essiah1" style:font-size-asian="14pt" style:font-name-complex="essiah1" style:font-size-complex="14pt"/>
    </style:style>
    <style:style style:name="P55" style:family="paragraph" style:parent-style-name="Standard">
      <style:paragraph-properties fo:text-align="center" style:justify-single-word="false"/>
      <style:text-properties style:font-name="PT Mono"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essEa" fo:font-size="14pt" fo:font-weight="normal" style:font-size-asian="14pt" style:font-weight-asian="normal" style:font-size-complex="14pt" style:font-weight-complex="normal"/>
    </style:style>
    <style:style style:name="P57" style:family="paragraph" style:parent-style-name="Text_20_body">
      <style:text-properties style:font-name="essEa" fo:font-size="16pt" fo:font-weight="bold" style:font-size-asian="16pt" style:font-size-complex="16pt"/>
    </style:style>
    <style:style style:name="P58" style:family="paragraph" style:parent-style-name="Text_20_body">
      <style:text-properties style:font-name="essEa" fo:font-size="10pt" fo:font-weight="bold" style:font-size-asian="10pt" style:font-size-complex="10pt"/>
    </style:style>
    <style:style style:name="P5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0" style:family="paragraph" style:parent-style-name="Title" style:master-page-name="Standard">
      <style:paragraph-properties style:page-number="1"/>
      <style:text-properties style:font-name="essE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61" style:family="paragraph" style:parent-style-name="normal">
      <style:paragraph-properties fo:text-align="start" style:justify-single-word="false"/>
      <style:text-properties fo:color="#000000" style:font-name="essEa" fo:font-size="16pt" fo:font-weight="bold" style:font-name-asian="essiah1" style:font-size-asian="16pt" style:font-weight-asian="bold" style:font-name-complex="essiah1" style:font-size-complex="16pt" style:font-weight-complex="bold"/>
    </style:style>
    <style:style style:name="T1" style:family="text">
      <style:text-properties fo:font-size="14pt" style:text-underline-style="none" style:font-name-asian="essiah1" style:font-size-asian="14pt" style:font-name-complex="essiah1" style:font-size-complex="14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text-underline-style="none" style:font-name-asian="essiah1" style:font-name-complex="essiah1"/>
    </style:style>
    <style:style style:name="T4" style:family="text">
      <style:text-properties fo:color="#000000" style:text-underline-style="none" style:font-name-asian="essiah1" style:font-name-complex="essiah1" loext:opacity="100%"/>
    </style:style>
    <style:style style:name="T5" style:family="text">
      <style:text-properties fo:font-variant="normal" fo:text-transform="none" fo:color="#000000" style:font-name="DejaVu Sans Mono" fo:font-size="14pt" fo:letter-spacing="normal" fo:font-style="normal" fo:background-color="#ffffff" style:font-name-asian="essiah1" style:font-size-asian="14pt" style:font-style-asian="normal" style:font-weight-asian="bold" style:font-name-complex="essiah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font-name="DejaVu Sans Mono" fo:font-size="14pt" fo:letter-spacing="normal" fo:font-style="normal" fo:font-weight="bold" fo:background-color="#ffffff" style:font-name-asian="essiah1" style:font-size-asian="14pt" style:font-style-asian="normal" style:font-weight-asian="bold" style:font-name-complex="essiah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font-name="DejaVu Sans Mono" fo:letter-spacing="normal" fo:font-style="normal" fo:font-weight="bold" fo:background-color="#ffffff" style:font-name-asian="essiah1" style:font-style-asian="normal" style:font-weight-asian="bold" style:font-name-complex="essiah1" style:font-style-complex="normal" style:font-weight-complex="bold"/>
    </style:style>
    <style:style style:name="T8" style:family="text">
      <style:text-properties fo:font-variant="normal" fo:text-transform="none" fo:color="#000000" style:font-name="DejaVu Sans Mono" fo:letter-spacing="normal" fo:font-style="normal" fo:background-color="#ffffff" style:font-name-asian="essiah1" style:font-style-asian="normal" style:font-weight-asian="bold" style:font-name-complex="essiah1" style:font-style-complex="normal" style:font-weight-complex="bold"/>
    </style:style>
    <style:style style:name="T9" style:family="text">
      <style:text-properties fo:font-variant="normal" fo:text-transform="none" fo:color="#000000" style:font-name="DejaVu Sans Mono" fo:letter-spacing="normal" fo:font-style="normal" fo:background-color="#ffffff" style:font-name-asian="essiah1" style:font-style-asian="normal" style:font-name-complex="essiah1" style:font-style-complex="normal"/>
    </style:style>
    <style:style style:name="T10" style:family="text">
      <style:text-properties style:font-name-asian="essiah1" style:font-name-complex="essiah1"/>
    </style:style>
    <style:style style:name="T11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2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13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4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15" style:family="text">
      <style:text-properties style:use-window-font-color="tru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style:font-name-asian="essiah1" style:font-name-complex="essiah1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font-name-asian="eXsE1" style:font-name-complex="eXsE1"/>
    </style:style>
    <style:style style:name="T20" style:family="text">
      <style:text-properties style:font-name="Bodoni 72"/>
    </style:style>
    <style:style style:name="T21" style:family="text">
      <style:text-properties style:font-name="essEa"/>
    </style:style>
    <style:style style:name="T22" style:family="text">
      <style:text-properties style:font-name="essEa" style:text-underline-style="none" style:font-name-asian="essiah1" style:font-name-complex="essiah1"/>
    </style:style>
    <style:style style:name="T23" style:family="text">
      <style:text-properties style:font-name="essEa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DejaVu Sans Mono" fo:font-size="14pt" fo:font-style="normal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DejaVu Sans Mono" fo:font-style="normal" style:font-style-asian="normal" style:font-weight-asian="bold" style:font-style-complex="normal" style:font-weight-complex="bold"/>
    </style:style>
    <style:style style:name="T27" style:family="text">
      <style:text-properties style:font-name="DejaVu Sans Mono" fo:font-style="normal" style:font-style-asian="normal" style:font-style-complex="normal"/>
    </style:style>
    <style:style style:name="T28" style:family="text">
      <style:text-properties fo:font-weight="bold"/>
    </style:style>
    <style:style style:name="T29" style:family="text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essiia</text:p>
      <text:p text:style-name="P41">Alphabet</text:p>
      <text:p text:style-name="P16">aAeEiIuUoO</text:p>
      <text:p text:style-name="P16">bdzfgklmnprstvhwy</text:p>
      <text:p text:style-name="P16"/>
      <text:p text:style-name="P59"><text:span text:style-name="T9">a ā e ē i ī u ū o ō</text:span></text:p>
      <text:p text:style-name="P59"><text:span text:style-name="T27">b d z f g</text:span><text:span text:style-name="T9"> </text:span><text:span text:style-name="T27">k </text:span><text:span text:style-name="T9">l m n </text:span><text:span text:style-name="T27">p r </text:span><text:span text:style-name="T9">s </text:span><text:span text:style-name="T27">t </text:span><text:span text:style-name="T9">v h w j</text:span></text:p>
      <text:p text:style-name="P43">Numerals</text:p>
      <text:p text:style-name="P16">0123456789º¡</text:p>
      <text:p text:style-name="P44">Text</text:p>
      <text:p text:style-name="P57">ben wa dAsu ho 75, zewn Hra bukit fep. saun sE lobe (ziw) 20 pAd mo. [zervit nusw gAl]. treb {foh kod}. lAz wek 91. wami, for dus. bisek fAne. wotas hEp do.</text:p>
      <text:p text:style-name="P57"/>
      <text:p text:style-name="P58">ben wa dAsu ho 75, zewn Hra bukit fep. saun sE lobe (ziw) 20 pAd mo. [zervit nusw gAl]. treb {foh kod}. lAz wek 91. wami, for dus. bisek fAne. wotas hEp do.</text:p>
      <text:p text:style-name="P58"/>
      <text:p text:style-name="P41">Basics</text:p>
      <text:p text:style-name="P9">The default order is Subject-Verb-Object, but any arrangement is allowed with the use of markers.</text:p>
      <text:p text:style-name="P11"/>
      <text:p text:style-name="P9">The subject and object are optional. When no subject is given, 1st person singular is assomed.</text:p>
      <text:p text:style-name="P11"/>
      <text:p text:style-name="P9">Modifiers follow their target (i.e. "ball large red").</text:p>
      <text:p text:style-name="P6"/>
      <text:p text:style-name="P3"><text:span text:style-name="T1">Markers precede their object (i.e. "for the ball").</text:span><text:span text:style-name="T17"><text:tab/></text:span></text:p>
      <text:p text:style-name="P41">Articles</text:p>
      <text:p text:style-name="P9">Indefinite singular</text:p>
      <text:p text:style-name="P13">-</text:p>
      <text:p text:style-name="P5"/>
      <text:p text:style-name="P5">Indefinite plural</text:p>
      <text:p text:style-name="P18">a</text:p>
      <text:p text:style-name="P9"/>
      <text:p text:style-name="P9">Definite singular</text:p>
      <text:p text:style-name="P20">ta</text:p>
      <text:p text:style-name="P9"/>
      <text:p text:style-name="P9">Definite plural</text:p>
      <text:p text:style-name="P17">eta</text:p>
      <text:p text:style-name="P41">Pronouns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45">Number</text:p>
          </table:table-cell>
          <table:table-cell table:style-name="Table4.A1" office:value-type="string">
            <text:p text:style-name="P45">Person</text:p>
          </table:table-cell>
          <table:table-cell table:style-name="Table4.A1" office:value-type="string">
            <text:p text:style-name="P45">English</text:p>
          </table:table-cell>
          <table:table-cell table:style-name="Table4.A1" office:value-type="string">
            <text:p text:style-name="P48">essEa</text:p>
          </table:table-cell>
        </table:table-row>
        <table:table-row table:style-name="Table4.1">
          <table:table-cell table:style-name="Table4.A2" office:value-type="string">
            <text:p text:style-name="P46">singular</text:p>
          </table:table-cell>
          <table:table-cell table:style-name="Table4.A2" office:value-type="string">
            <text:p text:style-name="P46">1st</text:p>
          </table:table-cell>
          <table:table-cell table:style-name="Table4.A2" office:value-type="string">
            <text:p text:style-name="P46">I</text:p>
          </table:table-cell>
          <table:table-cell table:style-name="Table4.A2" office:value-type="string">
            <text:p text:style-name="P22"/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2nd</text:p>
          </table:table-cell>
          <table:table-cell table:style-name="Table4.A2" office:value-type="string">
            <text:p text:style-name="P46">you</text:p>
          </table:table-cell>
          <table:table-cell table:style-name="Table4.A2" office:value-type="string">
            <text:p text:style-name="P49">a</text:p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3rd</text:p>
          </table:table-cell>
          <table:table-cell table:style-name="Table4.A2" office:value-type="string">
            <text:p text:style-name="P46">this</text:p>
          </table:table-cell>
          <table:table-cell table:style-name="Table4.A2" office:value-type="string">
            <text:p text:style-name="P49">sana</text:p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3rd</text:p>
          </table:table-cell>
          <table:table-cell table:style-name="Table4.A2" office:value-type="string">
            <text:p text:style-name="P46">that</text:p>
          </table:table-cell>
          <table:table-cell table:style-name="Table4.A2" office:value-type="string">
            <text:p text:style-name="P49">sanA</text:p>
          </table:table-cell>
        </table:table-row>
        <table:table-row table:style-name="Table4.1">
          <table:table-cell table:style-name="Table4.A2" office:value-type="string">
            <text:p text:style-name="P46">plural</text:p>
          </table:table-cell>
          <table:table-cell table:style-name="Table4.A2" office:value-type="string">
            <text:p text:style-name="P46">1st</text:p>
          </table:table-cell>
          <table:table-cell table:style-name="Table4.A2" office:value-type="string">
            <text:p text:style-name="P46">we</text:p>
          </table:table-cell>
          <table:table-cell table:style-name="Table4.A2" office:value-type="string">
            <text:p text:style-name="P49">sa</text:p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2nd</text:p>
          </table:table-cell>
          <table:table-cell table:style-name="Table4.A2" office:value-type="string">
            <text:p text:style-name="P46">you all</text:p>
          </table:table-cell>
          <table:table-cell table:style-name="Table4.A2" office:value-type="string">
            <text:p text:style-name="P49">ta</text:p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3rd</text:p>
          </table:table-cell>
          <table:table-cell table:style-name="Table4.A2" office:value-type="string">
            <text:p text:style-name="P46">these</text:p>
          </table:table-cell>
          <table:table-cell table:style-name="Table4.A2" office:value-type="string">
            <text:p text:style-name="P49">sana</text:p>
          </table:table-cell>
        </table:table-row>
        <table:table-row table:style-name="Table4.1">
          <table:table-cell table:style-name="Table4.A2" office:value-type="string">
            <text:p text:style-name="P46"/>
          </table:table-cell>
          <table:table-cell table:style-name="Table4.A2" office:value-type="string">
            <text:p text:style-name="P46">3rd</text:p>
          </table:table-cell>
          <table:table-cell table:style-name="Table4.A2" office:value-type="string">
            <text:p text:style-name="P46">thuse</text:p>
          </table:table-cell>
          <table:table-cell table:style-name="Table4.A2" office:value-type="string">
            <text:p text:style-name="P49">sanA</text:p>
          </table:table-cell>
        </table:table-row>
      </table:table>
      <text:p text:style-name="P41">Punctuation</text:p>
      <text:p text:style-name="P9">Period</text:p>
      <text:p text:style-name="P21">.</text:p>
      <text:p text:style-name="P9"/>
      <text:p text:style-name="P9">Comma</text:p>
      <text:p text:style-name="P21">,</text:p>
      <text:p text:style-name="P21"/>
      <text:p text:style-name="P9">Single Quotes</text:p>
      <text:p text:style-name="P21">' '</text:p>
      <text:p text:style-name="P21"/>
      <text:p text:style-name="P9">Double Quotes</text:p>
      <text:p text:style-name="P21">" "</text:p>
      <text:p text:style-name="P21"/>
      <text:p text:style-name="P9">Parentheses</text:p>
      <text:p text:style-name="P21">( )</text:p>
      <text:p text:style-name="P21"/>
      <text:p text:style-name="P9">Square Brackets</text:p>
      <text:p text:style-name="P21">[ ]</text:p>
      <text:p text:style-name="P21"/>
      <text:p text:style-name="P9">Curly Brackets</text:p>
      <text:p text:style-name="P21">{ }</text:p>
      <text:p text:style-name="P21"/>
      <text:p text:style-name="P41">Conjuctions</text:p>
      <text:p text:style-name="P52">And</text:p>
      <text:p text:style-name="P17">+</text:p>
      <text:p text:style-name="P53">Or</text:p>
      <text:p text:style-name="P19">-</text:p>
      <text:p text:style-name="P41">Markers</text:p>
      <text:p text:style-name="P53"><text:span text:style-name="T17">Direct</text:span><text:span text:style-name="T17"> Object</text:span></text:p>
      <text:p text:style-name="P19">li</text:p>
      <text:p text:style-name="P54">Indirect Object</text:p>
      <text:p text:style-name="P19">-</text:p>
      <text:p text:style-name="P52">Possessive</text:p>
      <text:p text:style-name="P20">es</text:p>
      <text:p text:style-name="P41">Verb Tenses</text:p>
      <text:p text:style-name="P10">I owned.</text:p>
      <text:p text:style-name="P21"><text:span text:style-name="T10">abrAs.</text:span> </text:p>
      <text:p text:style-name="P9"/>
      <text:p text:style-name="P9">I own.</text:p>
      <text:p text:style-name="P20">brAs.</text:p>
      <text:p text:style-name="P9"/>
      <text:p text:style-name="P10">I will own.</text:p>
      <text:p text:style-name="P20">brAsa.</text:p>
      <text:p text:style-name="P10"/>
      <text:p text:style-name="P11">I owned the night.</text:p>
      <text:p text:style-name="P21"><text:span text:style-name="T10">abrAs ta tEo.</text:span><text:span text:style-name="T19"> </text:span></text:p>
      <text:p text:style-name="P9"/>
      <text:p text:style-name="P9">I own the night.</text:p>
      <text:p text:style-name="P20">brAs ta tEo.</text:p>
      <text:p text:style-name="P9"/>
      <text:p text:style-name="P6">I will own the night.</text:p>
      <text:p text:style-name="P19">brAsa ta tEo.</text:p>
      <text:p text:style-name="P7"/>
      <text:p text:style-name="P7">I stood with you.</text:p>
      <text:p text:style-name="P19">Agres la E.</text:p>
      <text:p text:style-name="P5"/>
      <text:p text:style-name="P7">I will be standing with them.</text:p>
      <text:p text:style-name="P21"><text:span text:style-name="T17">ahresu nal la</text:span><text:span text:style-name="T4"> sana</text:span><text:span text:style-name="T17">.</text:span></text:p>
      <text:p text:style-name="P5"/>
      <text:p text:style-name="P8">Progressive Action</text:p>
      <text:p text:style-name="P19">nal</text:p>
      <text:p text:style-name="P6"/>
      <text:p text:style-name="P7">You are owning the night.</text:p>
      <text:p text:style-name="P12"><text:span text:style-name="T22">E brAs nal ta tEo.</text:span><text:span text:style-name="T16"><text:line-break/></text:span></text:p>
      <text:p text:style-name="P7">Completed Action</text:p>
      <text:p text:style-name="P19">dan</text:p>
      <text:p text:style-name="P5"/>
      <text:p text:style-name="P7">You had owned the night.</text:p>
      <text:p text:style-name="P19">E den abrAs ta tEo.</text:p>
      <text:p text:style-name="P5"/>
      <text:p text:style-name="P5">You have owned the night.</text:p>
      <text:p text:style-name="P19">E den brAs ta tEo.</text:p>
      <text:p text:style-name="P6"/>
      <text:p text:style-name="P5">You will have owned the nights.</text:p>
      <text:p text:style-name="P19">E den brAsa eta tEo.</text:p>
      <text:p text:style-name="P7"/>
      <text:p text:style-name="P7">You had been owning the night.</text:p>
      <text:p text:style-name="P19">E den nel abrAs ta tEo.</text:p>
      <text:p text:style-name="P5"/>
      <text:p text:style-name="P5">You have been owning the night.</text:p>
      <text:p text:style-name="P19">E den nel brAs te tEu.</text:p>
      <text:p text:style-name="P5"/>
      <text:p text:style-name="P5">You will be owning the night.</text:p>
      <text:p text:style-name="P20">E den nel brAs te tEu.</text:p>
      <text:p text:style-name="P9"/>
      <text:p text:style-name="P11">Will you have owned the night?</text:p>
      <text:p text:style-name="P20">E deb nel brAsa ta tEu.</text:p>
      <text:p text:style-name="P41">Mathematics</text:p>
      <text:p text:style-name="P1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47">0</text:p>
          </table:table-cell>
          <table:table-cell table:style-name="Table5.A1" office:value-type="string">
            <text:p text:style-name="P47">1</text:p>
          </table:table-cell>
          <table:table-cell table:style-name="Table5.A1" office:value-type="string">
            <text:p text:style-name="P47">2</text:p>
          </table:table-cell>
          <table:table-cell table:style-name="Table5.A1" office:value-type="string">
            <text:p text:style-name="P47">3</text:p>
          </table:table-cell>
          <table:table-cell table:style-name="Table5.A1" office:value-type="string">
            <text:p text:style-name="P47">4</text:p>
          </table:table-cell>
          <table:table-cell table:style-name="Table5.F1" office:value-type="float" office:value="5">
            <text:p text:style-name="P47">5</text:p>
          </table:table-cell>
          <table:table-cell table:style-name="Table5.F1" office:value-type="float" office:value="6">
            <text:p text:style-name="P47">6</text:p>
          </table:table-cell>
          <table:table-cell table:style-name="Table5.F1" office:value-type="float" office:value="7">
            <text:p text:style-name="P47">7</text:p>
          </table:table-cell>
          <table:table-cell table:style-name="Table5.F1" office:value-type="float" office:value="8">
            <text:p text:style-name="P47">8</text:p>
          </table:table-cell>
          <table:table-cell table:style-name="Table5.F1" office:value-type="float" office:value="9">
            <text:p text:style-name="P47">9</text:p>
          </table:table-cell>
          <table:table-cell table:style-name="Table5.F1" office:value-type="float" office:value="10">
            <text:p text:style-name="P47">10</text:p>
          </table:table-cell>
          <table:table-cell table:style-name="Table5.F1" office:value-type="float" office:value="11">
            <text:p text:style-name="P47">11</text:p>
          </table:table-cell>
        </table:table-row>
        <table:table-row table:style-name="Table5.1">
          <table:table-cell table:style-name="Table5.A2" office:value-type="float" office:value="0">
            <text:p text:style-name="P50">0</text:p>
          </table:table-cell>
          <table:table-cell table:style-name="Table5.A2" office:value-type="float" office:value="1">
            <text:p text:style-name="P50">1</text:p>
          </table:table-cell>
          <table:table-cell table:style-name="Table5.A2" office:value-type="float" office:value="2">
            <text:p text:style-name="P50">2</text:p>
          </table:table-cell>
          <table:table-cell table:style-name="Table5.A2" office:value-type="float" office:value="3">
            <text:p text:style-name="P50">3</text:p>
          </table:table-cell>
          <table:table-cell table:style-name="Table5.A2" office:value-type="float" office:value="4">
            <text:p text:style-name="P50">4</text:p>
          </table:table-cell>
          <table:table-cell table:style-name="Table5.A2" office:value-type="float" office:value="5">
            <text:p text:style-name="P50">5</text:p>
          </table:table-cell>
          <table:table-cell table:style-name="Table5.A2" office:value-type="float" office:value="6">
            <text:p text:style-name="P50">6</text:p>
          </table:table-cell>
          <table:table-cell table:style-name="Table5.A2" office:value-type="float" office:value="7">
            <text:p text:style-name="P50">7</text:p>
          </table:table-cell>
          <table:table-cell table:style-name="Table5.A2" office:value-type="float" office:value="8">
            <text:p text:style-name="P50">8</text:p>
          </table:table-cell>
          <table:table-cell table:style-name="Table5.A2" office:value-type="float" office:value="9">
            <text:p text:style-name="P50">9</text:p>
          </table:table-cell>
          <table:table-cell table:style-name="Table5.K2" office:value-type="string">
            <text:p text:style-name="P50">º</text:p>
          </table:table-cell>
          <table:table-cell table:style-name="Table5.K2" office:value-type="string">
            <text:p text:style-name="P50">¡</text:p>
          </table:table-cell>
        </table:table-row>
      </table:table>
      <text:p text:style-name="P2"/>
      <text:p text:style-name="P18">1+1=2</text:p>
      <text:p text:style-name="P18"/>
      <text:p text:style-name="P18">2-1=1</text:p>
      <text:p text:style-name="P18"/>
      <text:p text:style-name="P18">4*4=14</text:p>
      <text:p text:style-name="P18"/>
      <text:p text:style-name="P18">1(10'¡+0'1)=11'0</text:p>
      <text:p text:style-name="P18"/>
      <text:p text:style-name="P18"><text:s/>10'¡0</text:p>
      <text:p text:style-name="P18">+ 5'12</text:p>
      <text:p text:style-name="P18">______</text:p>
      <text:p text:style-name="P18"><text:s/>16'02</text:p>
      <text:p text:style-name="P42">Calendar</text:p>
      <text:p text:style-name="P4">There is a 13 <text:s/>month <text:span text:style-name="T21">&lt;11&gt;</text:span>, 28 <text:s/>day <text:span text:style-name="T21">&lt;</text:span><text:span text:style-name="T23">24&gt;</text:span> calendar with a single day month as New Year's.</text:p>
      <text:p text:style-name="P4"/>
      <text:p text:style-name="P4"><text:span text:style-name="T20">Month 00 </text:span><text:span text:style-name="T21">&lt;00&gt;</text:span><text:span text:style-name="T20"> has two days every four years, except every century year unless it is divisible by 400.</text:span></text:p>
      <text:p text:style-name="P4"/>
      <text:p text:style-name="P4">Christmas Day</text:p>
      <text:p text:style-name="P23">07'<text:span text:style-name="T2">17</text:span></text:p>
      <text:p text:style-name="P51">Month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mun</text:p>
          </table:table-cell>
          <table:table-cell table:style-name="Table1.A1" office:value-type="string">
            <text:p text:style-name="P14">Month </text:p>
          </table:table-cell>
          <table:table-cell table:style-name="Table1.C1" office:value-type="string">
            <text:p text:style-name="P14">Gregorian</text:p>
          </table:table-cell>
        </table:table-row>
        <table:table-row>
          <table:table-cell table:style-name="Table1.A2" office:value-type="float" office:value="0">
            <text:p text:style-name="P25">00</text:p>
          </table:table-cell>
          <table:table-cell table:style-name="Table1.A2" office:value-type="float" office:value="0">
            <text:p text:style-name="P15">00</text:p>
          </table:table-cell>
          <table:table-cell table:style-name="Table1.C2" office:value-type="float" office:value="45464">
            <text:p text:style-name="P15">06/21</text:p>
          </table:table-cell>
        </table:table-row>
        <table:table-row>
          <table:table-cell table:style-name="Table1.A2" office:value-type="float" office:value="1">
            <text:p text:style-name="P25">01</text:p>
          </table:table-cell>
          <table:table-cell table:style-name="Table1.A2" office:value-type="float" office:value="1">
            <text:p text:style-name="P15">01</text:p>
          </table:table-cell>
          <table:table-cell table:style-name="Table1.C2" office:value-type="float" office:value="45465">
            <text:p text:style-name="P15">06/22</text:p>
          </table:table-cell>
        </table:table-row>
        <table:table-row>
          <table:table-cell table:style-name="Table1.A2" office:value-type="float" office:value="2">
            <text:p text:style-name="P25">02</text:p>
          </table:table-cell>
          <table:table-cell table:style-name="Table1.A2" office:value-type="float" office:value="2">
            <text:p text:style-name="P15">02</text:p>
          </table:table-cell>
          <table:table-cell table:style-name="Table1.C2" office:value-type="float" office:value="45493">
            <text:p text:style-name="P15">07/20</text:p>
          </table:table-cell>
        </table:table-row>
        <table:table-row>
          <table:table-cell table:style-name="Table1.A2" office:value-type="float" office:value="3">
            <text:p text:style-name="P25">03</text:p>
          </table:table-cell>
          <table:table-cell table:style-name="Table1.A2" office:value-type="float" office:value="3">
            <text:p text:style-name="P15">03</text:p>
          </table:table-cell>
          <table:table-cell table:style-name="Table1.C2" office:value-type="float" office:value="45521">
            <text:p text:style-name="P15">08/17</text:p>
          </table:table-cell>
        </table:table-row>
        <table:table-row>
          <table:table-cell table:style-name="Table1.A2" office:value-type="float" office:value="4">
            <text:p text:style-name="P25">04</text:p>
          </table:table-cell>
          <table:table-cell table:style-name="Table1.A2" office:value-type="float" office:value="4">
            <text:p text:style-name="P15">04</text:p>
          </table:table-cell>
          <table:table-cell table:style-name="Table1.C2" office:value-type="float" office:value="45549">
            <text:p text:style-name="P15">09/14</text:p>
          </table:table-cell>
        </table:table-row>
        <table:table-row>
          <table:table-cell table:style-name="Table1.A2" office:value-type="float" office:value="5">
            <text:p text:style-name="P25">05</text:p>
          </table:table-cell>
          <table:table-cell table:style-name="Table1.A2" office:value-type="float" office:value="5">
            <text:p text:style-name="P15">05</text:p>
          </table:table-cell>
          <table:table-cell table:style-name="Table1.C2" office:value-type="float" office:value="45577">
            <text:p text:style-name="P15">10/12</text:p>
          </table:table-cell>
        </table:table-row>
        <table:table-row>
          <table:table-cell table:style-name="Table1.A2" office:value-type="float" office:value="6">
            <text:p text:style-name="P25">06</text:p>
          </table:table-cell>
          <table:table-cell table:style-name="Table1.A2" office:value-type="float" office:value="6">
            <text:p text:style-name="P15">06</text:p>
          </table:table-cell>
          <table:table-cell table:style-name="Table1.C2" office:value-type="float" office:value="45605">
            <text:p text:style-name="P15">11/09</text:p>
          </table:table-cell>
        </table:table-row>
        <table:table-row>
          <table:table-cell table:style-name="Table1.A2" office:value-type="float" office:value="7">
            <text:p text:style-name="P25">07</text:p>
          </table:table-cell>
          <table:table-cell table:style-name="Table1.A2" office:value-type="float" office:value="7">
            <text:p text:style-name="P15">07</text:p>
          </table:table-cell>
          <table:table-cell table:style-name="Table1.C2" office:value-type="float" office:value="45633">
            <text:p text:style-name="P15">12/07</text:p>
          </table:table-cell>
        </table:table-row>
        <table:table-row>
          <table:table-cell table:style-name="Table1.A2" office:value-type="float" office:value="8">
            <text:p text:style-name="P25">08</text:p>
          </table:table-cell>
          <table:table-cell table:style-name="Table1.A2" office:value-type="float" office:value="8">
            <text:p text:style-name="P15">08</text:p>
          </table:table-cell>
          <table:table-cell table:style-name="Table1.C2" office:value-type="float" office:value="45295">
            <text:p text:style-name="P15">01/04</text:p>
          </table:table-cell>
        </table:table-row>
        <table:table-row>
          <table:table-cell table:style-name="Table1.A2" office:value-type="float" office:value="9">
            <text:p text:style-name="P25">09</text:p>
          </table:table-cell>
          <table:table-cell table:style-name="Table1.A2" office:value-type="float" office:value="9">
            <text:p text:style-name="P15">09</text:p>
          </table:table-cell>
          <table:table-cell table:style-name="Table1.C2" office:value-type="float" office:value="45323">
            <text:p text:style-name="P15">02/01</text:p>
          </table:table-cell>
        </table:table-row>
        <table:table-row>
          <table:table-cell table:style-name="Table1.A2" office:value-type="float" office:value="0">
            <text:p text:style-name="P25">0º</text:p>
          </table:table-cell>
          <table:table-cell table:style-name="Table1.A2" office:value-type="float" office:value="10">
            <text:p text:style-name="P15">10</text:p>
          </table:table-cell>
          <table:table-cell table:style-name="Table1.C2" office:value-type="float" office:value="45352">
            <text:p text:style-name="P15">03/01</text:p>
          </table:table-cell>
        </table:table-row>
        <table:table-row>
          <table:table-cell table:style-name="Table1.A2" office:value-type="float" office:value="0">
            <text:p text:style-name="P25">0¡</text:p>
          </table:table-cell>
          <table:table-cell table:style-name="Table1.A2" office:value-type="float" office:value="11">
            <text:p text:style-name="P15">11</text:p>
          </table:table-cell>
          <table:table-cell table:style-name="Table1.C2" office:value-type="float" office:value="45380">
            <text:p text:style-name="P15">03/29</text:p>
          </table:table-cell>
        </table:table-row>
        <table:table-row>
          <table:table-cell table:style-name="Table1.A2" office:value-type="float" office:value="10">
            <text:p text:style-name="P25">10</text:p>
          </table:table-cell>
          <table:table-cell table:style-name="Table1.A2" office:value-type="float" office:value="12">
            <text:p text:style-name="P15">12</text:p>
          </table:table-cell>
          <table:table-cell table:style-name="Table1.C2" office:value-type="float" office:value="45408">
            <text:p text:style-name="P15">04/26</text:p>
          </table:table-cell>
        </table:table-row>
        <table:table-row>
          <table:table-cell table:style-name="Table1.A2" office:value-type="float" office:value="11">
            <text:p text:style-name="P25">11</text:p>
          </table:table-cell>
          <table:table-cell table:style-name="Table1.A2" office:value-type="float" office:value="13">
            <text:p text:style-name="P15">13</text:p>
          </table:table-cell>
          <table:table-cell table:style-name="Table1.C2" office:value-type="float" office:value="45436">
            <text:p text:style-name="P15">05/24</text:p>
          </table:table-cell>
        </table:table-row>
      </table:table>
      <text:p text:style-name="P2"/>
      <text:p text:style-name="P51">Days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column table:style-name="Table2.F"/>
        <table:table-column table:style-name="Table2.A"/>
        <table:table-row>
          <table:table-cell table:style-name="Table2.A1" office:value-type="string">
            <text:p text:style-name="P14">SUN</text:p>
          </table:table-cell>
          <table:table-cell table:style-name="Table2.A1" office:value-type="string">
            <text:p text:style-name="P14">MON</text:p>
          </table:table-cell>
          <table:table-cell table:style-name="Table2.A1" office:value-type="string">
            <text:p text:style-name="P14">TUE</text:p>
          </table:table-cell>
          <table:table-cell table:style-name="Table2.A1" office:value-type="string">
            <text:p text:style-name="P14">WED</text:p>
          </table:table-cell>
          <table:table-cell table:style-name="Table2.A1" office:value-type="string">
            <text:p text:style-name="P14">THU</text:p>
          </table:table-cell>
          <table:table-cell table:style-name="Table2.A1" office:value-type="string">
            <text:p text:style-name="P14">FRI</text:p>
          </table:table-cell>
          <table:table-cell table:style-name="Table2.G1" office:value-type="string">
            <text:p text:style-name="P14">SAT</text:p>
          </table:table-cell>
        </table:table-row>
        <table:table-row>
          <table:table-cell table:style-name="Table2.A2" office:value-type="float" office:value="0">
            <text:p text:style-name="P56">01</text:p>
          </table:table-cell>
          <table:table-cell table:style-name="Table2.A2" office:value-type="float" office:value="0">
            <text:p text:style-name="P56">02</text:p>
          </table:table-cell>
          <table:table-cell table:style-name="Table2.A2" office:value-type="float" office:value="45464">
            <text:p text:style-name="P56">03</text:p>
          </table:table-cell>
          <table:table-cell table:style-name="Table2.A2" office:value-type="float" office:value="0">
            <text:p text:style-name="P56">04</text:p>
          </table:table-cell>
          <table:table-cell table:style-name="Table2.A2" office:value-type="float" office:value="0">
            <text:p text:style-name="P56">05</text:p>
          </table:table-cell>
          <table:table-cell table:style-name="Table2.A2" office:value-type="float" office:value="0">
            <text:p text:style-name="P56">06</text:p>
          </table:table-cell>
          <table:table-cell table:style-name="Table2.G2" office:value-type="float" office:value="0">
            <text:p text:style-name="P56">07</text:p>
          </table:table-cell>
        </table:table-row>
        <table:table-row>
          <table:table-cell table:style-name="Table2.A2" office:value-type="float" office:value="0">
            <text:p text:style-name="P55">01</text:p>
          </table:table-cell>
          <table:table-cell table:style-name="Table2.A2" office:value-type="float" office:value="0">
            <text:p text:style-name="P55">02</text:p>
          </table:table-cell>
          <table:table-cell table:style-name="Table2.A2" office:value-type="float" office:value="0">
            <text:p text:style-name="P55">03</text:p>
          </table:table-cell>
          <table:table-cell table:style-name="Table2.A2" office:value-type="float" office:value="0">
            <text:p text:style-name="P55">04</text:p>
          </table:table-cell>
          <table:table-cell table:style-name="Table2.A2" office:value-type="float" office:value="0">
            <text:p text:style-name="P55">05</text:p>
          </table:table-cell>
          <table:table-cell table:style-name="Table2.A2" office:value-type="float" office:value="0">
            <text:p text:style-name="P55">06</text:p>
          </table:table-cell>
          <table:table-cell table:style-name="Table2.G2" office:value-type="float" office:value="0">
            <text:p text:style-name="P55">07</text:p>
          </table:table-cell>
        </table:table-row>
        <table:table-row>
          <table:table-cell table:style-name="Table2.A2" office:value-type="float" office:value="1">
            <text:p text:style-name="P56">08</text:p>
          </table:table-cell>
          <table:table-cell table:style-name="Table2.A2" office:value-type="float" office:value="1">
            <text:p text:style-name="P56">09</text:p>
          </table:table-cell>
          <table:table-cell table:style-name="Table2.A2" office:value-type="float" office:value="45465">
            <text:p text:style-name="P56">0)</text:p>
          </table:table-cell>
          <table:table-cell table:style-name="Table2.A2" office:value-type="float" office:value="0">
            <text:p text:style-name="P56">0!</text:p>
          </table:table-cell>
          <table:table-cell table:style-name="Table2.A2" office:value-type="float" office:value="0">
            <text:p text:style-name="P56">10</text:p>
          </table:table-cell>
          <table:table-cell table:style-name="Table2.A2" office:value-type="float" office:value="0">
            <text:p text:style-name="P56">11</text:p>
          </table:table-cell>
          <table:table-cell table:style-name="Table2.G2" office:value-type="float" office:value="0">
            <text:p text:style-name="P56">12</text:p>
          </table:table-cell>
        </table:table-row>
        <table:table-row>
          <table:table-cell table:style-name="Table2.A2" office:value-type="float" office:value="0">
            <text:p text:style-name="P55">08</text:p>
          </table:table-cell>
          <table:table-cell table:style-name="Table2.A2" office:value-type="float" office:value="0">
            <text:p text:style-name="P55">09</text:p>
          </table:table-cell>
          <table:table-cell table:style-name="Table2.A2" office:value-type="float" office:value="0">
            <text:p text:style-name="P55">10</text:p>
          </table:table-cell>
          <table:table-cell table:style-name="Table2.A2" office:value-type="float" office:value="0">
            <text:p text:style-name="P55">11</text:p>
          </table:table-cell>
          <table:table-cell table:style-name="Table2.A2" office:value-type="float" office:value="0">
            <text:p text:style-name="P55">12</text:p>
          </table:table-cell>
          <table:table-cell table:style-name="Table2.A2" office:value-type="float" office:value="0">
            <text:p text:style-name="P55">13</text:p>
          </table:table-cell>
          <table:table-cell table:style-name="Table2.G2" office:value-type="float" office:value="0">
            <text:p text:style-name="P55">14</text:p>
          </table:table-cell>
        </table:table-row>
        <table:table-row>
          <table:table-cell table:style-name="Table2.A2" office:value-type="float" office:value="2">
            <text:p text:style-name="P56">13</text:p>
          </table:table-cell>
          <table:table-cell table:style-name="Table2.A2" office:value-type="float" office:value="2">
            <text:p text:style-name="P56">14</text:p>
          </table:table-cell>
          <table:table-cell table:style-name="Table2.A2" office:value-type="float" office:value="45493">
            <text:p text:style-name="P56">15</text:p>
          </table:table-cell>
          <table:table-cell table:style-name="Table2.A2" office:value-type="float" office:value="0">
            <text:p text:style-name="P56">16</text:p>
          </table:table-cell>
          <table:table-cell table:style-name="Table2.A2" office:value-type="float" office:value="0">
            <text:p text:style-name="P56">17</text:p>
          </table:table-cell>
          <table:table-cell table:style-name="Table2.A2" office:value-type="float" office:value="0">
            <text:p text:style-name="P56">18</text:p>
          </table:table-cell>
          <table:table-cell table:style-name="Table2.G2" office:value-type="float" office:value="0">
            <text:p text:style-name="P56">19</text:p>
          </table:table-cell>
        </table:table-row>
        <table:table-row>
          <table:table-cell table:style-name="Table2.A2" office:value-type="float" office:value="0">
            <text:p text:style-name="P55">15</text:p>
          </table:table-cell>
          <table:table-cell table:style-name="Table2.A2" office:value-type="float" office:value="0">
            <text:p text:style-name="P55">16</text:p>
          </table:table-cell>
          <table:table-cell table:style-name="Table2.A2" office:value-type="float" office:value="0">
            <text:p text:style-name="P55">17</text:p>
          </table:table-cell>
          <table:table-cell table:style-name="Table2.A2" office:value-type="float" office:value="0">
            <text:p text:style-name="P55">18</text:p>
          </table:table-cell>
          <table:table-cell table:style-name="Table2.A2" office:value-type="float" office:value="0">
            <text:p text:style-name="P55">19</text:p>
          </table:table-cell>
          <table:table-cell table:style-name="Table2.A2" office:value-type="float" office:value="0">
            <text:p text:style-name="P55">20</text:p>
          </table:table-cell>
          <table:table-cell table:style-name="Table2.G2" office:value-type="float" office:value="0">
            <text:p text:style-name="P55">21</text:p>
          </table:table-cell>
        </table:table-row>
        <table:table-row>
          <table:table-cell table:style-name="Table2.A2" office:value-type="float" office:value="3">
            <text:p text:style-name="P56">1)</text:p>
          </table:table-cell>
          <table:table-cell table:style-name="Table2.A2" office:value-type="float" office:value="3">
            <text:p text:style-name="P56">1!</text:p>
          </table:table-cell>
          <table:table-cell table:style-name="Table2.A2" office:value-type="float" office:value="45521">
            <text:p text:style-name="P56">20</text:p>
          </table:table-cell>
          <table:table-cell table:style-name="Table2.A2" office:value-type="float" office:value="0">
            <text:p text:style-name="P56">21</text:p>
          </table:table-cell>
          <table:table-cell table:style-name="Table2.A2" office:value-type="float" office:value="0">
            <text:p text:style-name="P56">22</text:p>
          </table:table-cell>
          <table:table-cell table:style-name="Table2.A2" office:value-type="float" office:value="0">
            <text:p text:style-name="P56">23</text:p>
          </table:table-cell>
          <table:table-cell table:style-name="Table2.G2" office:value-type="float" office:value="0">
            <text:p text:style-name="P56">24</text:p>
          </table:table-cell>
        </table:table-row>
        <table:table-row>
          <table:table-cell table:style-name="Table2.A2" office:value-type="float" office:value="0">
            <text:p text:style-name="P55">22</text:p>
          </table:table-cell>
          <table:table-cell table:style-name="Table2.A2" office:value-type="float" office:value="0">
            <text:p text:style-name="P55">23</text:p>
          </table:table-cell>
          <table:table-cell table:style-name="Table2.A2" office:value-type="float" office:value="0">
            <text:p text:style-name="P55">24</text:p>
          </table:table-cell>
          <table:table-cell table:style-name="Table2.A2" office:value-type="float" office:value="0">
            <text:p text:style-name="P55">25</text:p>
          </table:table-cell>
          <table:table-cell table:style-name="Table2.A2" office:value-type="float" office:value="0">
            <text:p text:style-name="P55">26</text:p>
          </table:table-cell>
          <table:table-cell table:style-name="Table2.A2" office:value-type="float" office:value="0">
            <text:p text:style-name="P55">27</text:p>
          </table:table-cell>
          <table:table-cell table:style-name="Table2.G2" office:value-type="float" office:value="0">
            <text:p text:style-name="P55">28</text:p>
          </table:table-cell>
        </table:table-row>
      </table:table>
      <text:p text:style-name="P41">Examples</text:p>
      <text:p text:style-name="P9">Deroetixoxa</text:p>
      <text:p text:style-name="P21"><text:soft-page-break/>derOetiksaksa</text:p>
      <text:p text:style-name="P9"/>
      <text:p text:style-name="P28">Aono and Ecssiah</text:p>
      <text:p text:style-name="P30">AOna an ekssEa</text:p>
      <text:p text:style-name="P33"/>
      <text:p text:style-name="P33">Good and Evil</text:p>
      <text:p text:style-name="P30">AOn an gw</text:p>
      <text:p text:style-name="P33"/>
      <text:p text:style-name="P31">Beginning and Ending</text:p>
      <text:p text:style-name="P38">ak an ka</text:p>
      <text:p text:style-name="P31"/>
      <text:p text:style-name="P34"><text:span text:style-name="T14">Female</text:span> and <text:span text:style-name="T14">Male</text:span></text:p>
      <text:p text:style-name="P32">nEas an sen</text:p>
      <text:p text:style-name="P29"/>
      <text:p text:style-name="P34">Spirit and Soul</text:p>
      <text:p text:style-name="P39">san an Aden</text:p>
      <text:p text:style-name="P33"/>
      <text:p text:style-name="P34">We own the night.</text:p>
      <text:p text:style-name="P38">sa brAs ta tEo.</text:p>
      <text:p text:style-name="P35"/>
      <text:p text:style-name="P35">We own nights.</text:p>
      <text:p text:style-name="P39"><text:span text:style-name="T16">s</text:span><text:span text:style-name="T11">a</text:span><text:span text:style-name="T16"> brAs </text:span><text:span text:style-name="T3">eta </text:span><text:span text:style-name="T16">tEo.</text:span></text:p>
      <text:p text:style-name="P35"/>
      <text:p text:style-name="P35">Nights, we own.</text:p>
      <text:p text:style-name="P39"><text:span text:style-name="T16">li ete tEo s</text:span><text:span text:style-name="T11">a</text:span><text:span text:style-name="T16"> brAs.</text:span></text:p>
      <text:p text:style-name="P35"/>
      <text:p text:style-name="P35">They wrote the documents.</text:p>
      <text:p text:style-name="P39"><text:span text:style-name="T16">s</text:span><text:span text:style-name="T11">a</text:span><text:span text:style-name="T16">na Okr</text:span><text:span text:style-name="T11">a</text:span><text:span text:style-name="T16">s era pasen.</text:span></text:p>
      <text:p text:style-name="P35"/>
      <text:p text:style-name="P34">I will write the document.</text:p>
      <text:p text:style-name="P38">krasO te pasen.</text:p>
      <text:p text:style-name="P34"/>
      <text:p text:style-name="P34">Literal: Their document has zero principles.</text:p>
      <text:p text:style-name="P34">Natural: Their document has no principles.</text:p>
      <text:p text:style-name="P39"><text:span text:style-name="T18">es s</text:span><text:span text:style-name="T13">a</text:span><text:span text:style-name="T18">na pasen avam lak a.</text:span></text:p>
      <text:p text:style-name="P37"/>
      <text:p text:style-name="P34">Our document has good principles.</text:p>
      <text:p text:style-name="P39"><text:span text:style-name="T18">es sa</text:span><text:span text:style-name="T12"> </text:span><text:span text:style-name="T18">pasen avam AOn lak a.</text:span></text:p>
      <text:p text:style-name="P36"/>
      <text:p text:style-name="P36">Are you writing a document?</text:p>
      <text:p text:style-name="P39"><text:span text:style-name="T24">a nel kr</text:span><text:span text:style-name="T15">a</text:span><text:span text:style-name="T24">s pasen.</text:span></text:p>
      <text:p text:style-name="P36"/>
      <text:p text:style-name="P36">Yes, I am writing a document.</text:p>
      <text:p text:style-name="P39"><text:span text:style-name="T24">Za, nel kr</text:span><text:span text:style-name="T15">a</text:span><text:span text:style-name="T24">s pasen.</text:span></text:p>
      <text:p text:style-name="P36"/>
      <text:p text:style-name="P36">He has good intentions!</text:p>
      <text:p text:style-name="P39"><text:span text:style-name="T24">sana avam </text:span><text:span text:style-name="T15">eta w</text:span><text:span text:style-name="T24">tOs AOn.</text:span></text:p>
      <text:p text:style-name="P36"/>
      <text:p text:style-name="P36">Are thuse people evil?!</text:p>
      <text:p text:style-name="P39"><text:span text:style-name="T24">s</text:span><text:span text:style-name="T15">a</text:span><text:span text:style-name="T24">nA sE ga</text:span><text:span text:style-name="T15">w.</text:span></text:p>
      <text:p text:style-name="P36"/>
      <text:p text:style-name="P36">No, these people are good!</text:p>
      <text:p text:style-name="P39"><text:span text:style-name="T24">na, s</text:span><text:span text:style-name="T15">a</text:span><text:span text:style-name="T24">nA sE AOn.</text:span></text:p>
      <text:p text:style-name="P36"/>
      <text:p text:style-name="P36">I will stress the principles!</text:p>
      <text:p text:style-name="P40">zanO eta lak.</text:p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PT Mono" svg:font-family="'PT Mono'" style:font-pitch="variable"/>
    <style:font-face style:name="essEa" svg:font-family="essEa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1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1" style:font-size-asian="48pt" style:font-weight-asian="bold" style:font-name-complex="essiah1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02T18:52:27</dc:date>
    <meta:editing-duration>P9DT12H14M48S</meta:editing-duration>
    <meta:editing-cycles>1971</meta:editing-cycles>
    <meta:generator>OpenOffice/4.1.15$Unix OpenOffice.org_project/4115m2$Build-9813</meta:generator>
    <dc:creator>Michael Chapman</dc:creator>
    <meta:document-statistic meta:table-count="4" meta:image-count="0" meta:object-count="0" meta:page-count="3" meta:paragraph-count="308" meta:word-count="715" meta:character-count="3135"/>
  </office:meta>
</office:document-meta>
</file>